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0fbfb6" officeooo:paragraph-rsid="000fbfb6"/>
    </style:style>
    <style:style style:name="P3" style:family="paragraph" style:parent-style-name="Standard">
      <style:text-properties officeooo:paragraph-rsid="0018d185"/>
    </style:style>
    <style:style style:name="P4" style:family="paragraph" style:parent-style-name="Heading_20_3">
      <style:text-properties officeooo:rsid="000fbfb6" officeooo:paragraph-rsid="000fbfb6"/>
    </style:style>
    <style:style style:name="T1" style:family="text">
      <style:text-properties officeooo:rsid="0018d185"/>
    </style:style>
    <style:style style:name="T2" style:family="text">
      <style:text-properties officeooo:rsid="000e7c67"/>
    </style:style>
    <style:style style:name="T3" style:family="text">
      <style:text-properties officeooo:rsid="000fb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" text:name="py3o.i"/>
        <text:user-field-decl office:value-type="string" office:string-value="val" text:name="py3o.val"/>
      </text:user-field-decls>
      <text:h text:style-name="P4" text:outline-level="3">Enumerate</text:h>
      <text:p text:style-name="P1"/>
      <text:p text:style-name="P1"><text:a xlink:type="simple" xlink:href="py3o://for=&quot;i, val in enumerate(mylist)&quot;"><text:span text:style-name="T3">for="i, val in enumerate(mylist)"</text:span></text:a></text:p>
      <text:p text:style-name="P2"><text:user-field-get text:name="py3o.i">i</text:user-field-get></text:p>
      <text:p text:style-name="P2"><text:user-field-get text:name="py3o.val">val</text:user-field-get></text:p>
      <text:p text:style-name="P1"><text:a xlink:type="simple" xlink:href="py3o:///for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07-10T16:41:49.559916010</dc:date>
    <dc:creator>Anael Lorimier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8" meta:character-count="50" meta:non-whitespace-character-count="47"/>
  </office:meta>
</office:document-meta>
</file>